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824cm"/>
    </style:style>
    <style:style style:name="gr4" style:family="graphic" style:parent-style-name="standard">
      <style:graphic-properties draw:stroke="none" svg:stroke-color="#000000" draw:fill="none" draw:fill-color="#ffffff" fo:min-height="1.015cm"/>
    </style:style>
    <style:style style:name="gr5" style:family="graphic" style:parent-style-name="standard">
      <style:graphic-properties draw:stroke="none" svg:stroke-color="#000000" draw:fill="none" draw:fill-color="#ffffff" fo:min-height="0.811cm"/>
    </style:style>
    <style:style style:name="gr6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7cm" svg:height="1.143cm" svg:x="5.8cm" svg:y="3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6cm" svg:height="1.5cm" svg:x="4.1cm" svg:y="1.3cm">
          <text:p text:style-name="P1">FORMULARIO CURRICULUM</text:p>
          <draw:enhanced-geometry svg:viewBox="0 0 21600 21600" draw:type="rectangle" draw:enhanced-path="M 0 0 L 21600 0 21600 21600 0 21600 0 0 Z N"/>
        </draw:custom-shape>
        <draw:frame draw:style-name="gr3" draw:layer="layout" svg:width="3.9cm" svg:height="1.074cm" svg:x="1.5cm" svg:y="3.726cm">
          <draw:text-box>
            <text:p>Empresa:</text:p>
          </draw:text-box>
        </draw:frame>
        <draw:custom-shape draw:style-name="gr1" draw:text-style-name="P1" draw:layer="layout" svg:width="13.3cm" svg:height="1.142cm" svg:x="5.8cm" svg:y="4.951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9.5cm" svg:height="1.265cm" svg:x="1.5cm" svg:y="5.277cm">
          <draw:text-box>
            <text:p>Cargo:</text:p>
          </draw:text-box>
        </draw:frame>
        <draw:custom-shape draw:style-name="gr1" draw:text-style-name="P1" draw:layer="layout" svg:width="6.9cm" svg:height="1.142cm" svg:x="5.8cm" svg:y="6.338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9.5cm" svg:height="1.265cm" svg:x="1.4cm" svg:y="6.664cm">
          <draw:text-box>
            <text:p>Fecha inicio:</text:p>
          </draw:text-box>
        </draw:frame>
        <draw:custom-shape draw:style-name="gr1" draw:text-style-name="P1" draw:layer="layout" svg:width="6.9cm" svg:height="1.142cm" svg:x="5.8cm" svg:y="7.807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9.5cm" svg:height="1.265cm" svg:x="1.4cm" svg:y="8.133cm">
          <draw:text-box>
            <text:p>Fecha fin:</text:p>
          </draw:text-box>
        </draw:frame>
        <draw:custom-shape draw:style-name="gr1" draw:text-style-name="P1" draw:layer="layout" svg:width="6.8cm" svg:height="1.142cm" svg:x="5.7cm" svg:y="9.241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4.4cm" svg:height="1.061cm" svg:x="1.5cm" svg:y="9.439cm">
          <draw:text-box>
            <text:p>Localización:</text:p>
          </draw:text-box>
        </draw:frame>
        <draw:custom-shape draw:style-name="gr2" draw:text-style-name="P1" draw:layer="layout" svg:width="6cm" svg:height="1.1cm" svg:x="13.2cm" svg:y="9.2cm">
          <text:p text:style-name="P1">Añadi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7.6cm" svg:height="3.2cm" svg:x="1.6cm" svg:y="12.2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4.1cm" svg:height="1.3cm" svg:x="1.7cm" svg:y="11.2cm">
          <draw:text-box>
            <text:p>JSON:</text:p>
          </draw:text-box>
        </draw:frame>
        <draw:frame draw:style-name="gr3" draw:layer="layout" svg:width="4.9cm" svg:height="1.074cm" svg:x="1.5cm" svg:y="17.226cm">
          <draw:text-box>
            <text:p>CoreNetwork</text:p>
          </draw:text-box>
        </draw:frame>
        <draw:frame draw:style-name="gr4" draw:layer="layout" svg:width="9.1cm" svg:height="1.265cm" svg:x="6.3cm" svg:y="17.235cm">
          <draw:text-box>
            <text:p>Profesor FullStack Developer</text:p>
          </draw:text-box>
        </draw:frame>
        <draw:frame draw:style-name="gr4" draw:layer="layout" svg:width="4.7cm" svg:height="1.265cm" svg:x="1.6cm" svg:y="18.435cm">
          <draw:text-box>
            <text:p>16-12-2016</text:p>
          </draw:text-box>
        </draw:frame>
        <draw:frame draw:style-name="gr4" draw:layer="layout" svg:width="4.7cm" svg:height="1.265cm" svg:x="6.8cm" svg:y="18.5cm">
          <draw:text-box>
            <text:p>02-03-2017</text:p>
          </draw:text-box>
        </draw:frame>
        <draw:frame draw:style-name="gr3" draw:layer="layout" svg:width="4.1cm" svg:height="1.074cm" svg:x="15.2cm" svg:y="17.226cm">
          <draw:text-box>
            <text:p>Getafe</text:p>
          </draw:text-box>
        </draw:frame>
        <draw:frame draw:style-name="gr3" draw:layer="layout" svg:width="4.9cm" svg:height="1.074cm" svg:x="1.5cm" svg:y="19.961cm">
          <draw:text-box>
            <text:p>CoreNetwork</text:p>
          </draw:text-box>
        </draw:frame>
        <draw:frame draw:style-name="gr4" draw:layer="layout" svg:width="9.1cm" svg:height="1.265cm" svg:x="6.3cm" svg:y="19.97cm">
          <draw:text-box>
            <text:p>Profesor FullStack Developer</text:p>
          </draw:text-box>
        </draw:frame>
        <draw:frame draw:style-name="gr4" draw:layer="layout" svg:width="4.7cm" svg:height="1.265cm" svg:x="1.6cm" svg:y="21.17cm">
          <draw:text-box>
            <text:p>16-12-2016</text:p>
          </draw:text-box>
        </draw:frame>
        <draw:frame draw:style-name="gr4" draw:layer="layout" svg:width="4.7cm" svg:height="1.265cm" svg:x="6.8cm" svg:y="21.235cm">
          <draw:text-box>
            <text:p>02-03-2017</text:p>
          </draw:text-box>
        </draw:frame>
        <draw:frame draw:style-name="gr3" draw:layer="layout" svg:width="4.1cm" svg:height="1.074cm" svg:x="15.2cm" svg:y="19.961cm">
          <draw:text-box>
            <text:p>Getafe</text:p>
          </draw:text-box>
        </draw:frame>
        <draw:frame draw:style-name="gr5" draw:layer="layout" svg:width="5.2cm" svg:height="1.061cm" svg:x="1.5cm" svg:y="15.939cm">
          <draw:text-box>
            <text:p>EXPERIENCIA:</text:p>
          </draw:text-box>
        </draw:frame>
        <draw:custom-shape draw:style-name="gr2" draw:text-style-name="P1" draw:layer="layout" svg:width="6cm" svg:height="1.1cm" svg:x="13.2cm" svg:y="15.8cm">
          <text:p text:style-name="P1">Carg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1-03T18:29:19.38</meta:creation-date>
    <dc:date>2017-01-03T19:09:33.53</dc:date>
    <meta:editing-duration>PT25M2S</meta:editing-duration>
    <meta:editing-cycles>3</meta:editing-cycles>
    <meta:generator>LibreOffice/3.5$Windows_x86 LibreOffice_project/7e68ba2-a744ebf-1f241b7-c506db1-7d53735</meta:generator>
    <meta:document-statistic meta:object-count="26"/>
  </office:meta>
</office:document-meta>
</file>